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officeooo:rsid="008e7701"/>
    </style:style>
    <style:style style:name="T7" style:family="text">
      <style:text-properties officeooo:rsid="00c3625f"/>
    </style:style>
    <style:style style:name="T8" style:family="text">
      <style:text-properties officeooo:rsid="00cbca62"/>
    </style:style>
    <style:style style:name="T9" style:family="text">
      <style:text-properties officeooo:rsid="00f43fdb"/>
    </style:style>
    <style:style style:name="T10" style:family="text">
      <style:text-properties officeooo:rsid="00f8e80b"/>
    </style:style>
    <style:style style:name="T11" style:family="text">
      <style:text-properties officeooo:rsid="0103b21e"/>
    </style:style>
    <style:style style:name="T12" style:family="text">
      <style:text-properties officeooo:rsid="01049b51"/>
    </style:style>
    <style:style style:name="T13" style:family="text">
      <style:text-properties officeooo:rsid="01059c66"/>
    </style:style>
    <style:style style:name="T14" style:family="text">
      <style:text-properties officeooo:rsid="0109aef5"/>
    </style:style>
    <style:style style:name="T15" style:family="text">
      <style:text-properties officeooo:rsid="0114861f"/>
    </style:style>
    <style:style style:name="T16" style:family="text">
      <style:text-properties officeooo:rsid="0115c597"/>
    </style:style>
    <style:style style:name="T17" style:family="text">
      <style:text-properties officeooo:rsid="00065d6c"/>
    </style:style>
    <style:style style:name="T18" style:family="text">
      <style:text-properties officeooo:rsid="00f807ce"/>
    </style:style>
    <style:style style:name="T19" style:family="text">
      <style:text-properties officeooo:rsid="0120162e"/>
    </style:style>
    <style:style style:name="T20" style:family="text">
      <style:text-properties officeooo:rsid="013fba44"/>
    </style:style>
    <style:style style:name="T21" style:family="text">
      <style:text-properties officeooo:rsid="015427ae"/>
    </style:style>
    <style:style style:name="T22" style:family="text">
      <style:text-properties officeooo:rsid="0164e3b7"/>
    </style:style>
    <style:style style:name="T23" style:family="text">
      <style:text-properties officeooo:rsid="0179b94e"/>
    </style:style>
    <style:style style:name="T24" style:family="text">
      <style:text-properties officeooo:rsid="017ff373"/>
    </style:style>
    <style:style style:name="T25" style:family="text">
      <style:text-properties officeooo:rsid="02441655"/>
    </style:style>
    <style:style style:name="T26" style:family="text">
      <style:text-properties officeooo:rsid="02552e66"/>
    </style:style>
    <style:style style:name="T27" style:family="text">
      <style:text-properties officeooo:rsid="02636623"/>
    </style:style>
    <style:style style:name="T28" style:family="text">
      <style:text-properties officeooo:rsid="02a4e322"/>
    </style:style>
    <style:style style:name="T29" style:family="text">
      <style:text-properties officeooo:rsid="02b315e6"/>
    </style:style>
    <style:style style:name="T30" style:family="text">
      <style:text-properties officeooo:rsid="02e62971"/>
    </style:style>
    <style:style style:name="T31" style:family="text">
      <style:text-properties officeooo:rsid="02eb4747"/>
    </style:style>
    <style:style style:name="T32" style:family="text">
      <style:text-properties officeooo:rsid="0297bf7a"/>
    </style:style>
    <style:style style:name="T33" style:family="text">
      <style:text-properties officeooo:rsid="02f9bd0a"/>
    </style:style>
    <style:style style:name="T34" style:family="text">
      <style:text-properties officeooo:rsid="03152454"/>
    </style:style>
    <style:style style:name="T35" style:family="text">
      <style:text-properties officeooo:rsid="0321a075"/>
    </style:style>
    <style:style style:name="T36" style:family="text">
      <style:text-properties officeooo:rsid="03328812"/>
    </style:style>
    <style:style style:name="T37" style:family="text">
      <style:text-properties officeooo:rsid="0334232e"/>
    </style:style>
    <style:style style:name="T38" style:family="text">
      <style:text-properties officeooo:rsid="0337a579"/>
    </style:style>
    <style:style style:name="T39" style:family="text">
      <style:text-properties officeooo:rsid="033c795d"/>
    </style:style>
    <style:style style:name="T40" style:family="text">
      <style:text-properties officeooo:rsid="03451940"/>
    </style:style>
    <style:style style:name="T41" style:family="text">
      <style:text-properties officeooo:rsid="03573000"/>
    </style:style>
    <style:style style:name="T42" style:family="text">
      <style:text-properties officeooo:rsid="0358fc3a"/>
    </style:style>
    <style:style style:name="T43" style:family="text">
      <style:text-properties officeooo:rsid="035bf411"/>
    </style:style>
    <style:style style:name="T44" style:family="text">
      <style:text-properties officeooo:rsid="035c42dc"/>
    </style:style>
    <style:style style:name="T45" style:family="text">
      <style:text-properties officeooo:rsid="03601654"/>
    </style:style>
    <style:style style:name="T46" style:family="text">
      <style:text-properties officeooo:rsid="0367e11b"/>
    </style:style>
    <style:style style:name="T47" style:family="text">
      <style:text-properties officeooo:rsid="036b2209"/>
    </style:style>
    <style:style style:name="T48" style:family="text">
      <style:text-properties officeooo:rsid="036d2120"/>
    </style:style>
    <style:style style:name="T49" style:family="text">
      <style:text-properties officeooo:rsid="0372b38b"/>
    </style:style>
    <style:style style:name="T50" style:family="text">
      <style:text-properties officeooo:rsid="0374e1f4"/>
    </style:style>
    <style:style style:name="T51" style:family="text">
      <style:text-properties officeooo:rsid="0376b550"/>
    </style:style>
    <style:style style:name="T52" style:family="text">
      <style:text-properties officeooo:rsid="037849ef"/>
    </style:style>
    <style:style style:name="T53" style:family="text">
      <style:text-properties officeooo:rsid="03787176"/>
    </style:style>
    <style:style style:name="T54" style:family="text">
      <style:text-properties officeooo:rsid="0378e31d"/>
    </style:style>
    <style:style style:name="T55" style:family="text">
      <style:text-properties officeooo:rsid="037a9b68"/>
    </style:style>
    <style:style style:name="T56" style:family="text">
      <style:text-properties officeooo:rsid="037b4fc7"/>
    </style:style>
    <style:style style:name="T57" style:family="text">
      <style:text-properties officeooo:rsid="037bea4f"/>
    </style:style>
    <style:style style:name="T58" style:family="text">
      <style:text-properties officeooo:rsid="037cf003"/>
    </style:style>
    <style:style style:name="T59" style:family="text">
      <style:text-properties officeooo:rsid="037ede86"/>
    </style:style>
    <style:style style:name="T60" style:family="text">
      <style:text-properties officeooo:rsid="03819c2c"/>
    </style:style>
    <style:style style:name="T61" style:family="text">
      <style:text-properties officeooo:rsid="0381d3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7">8.</text:span><text:span text:style-name="T34">5.</text:span><text:span text:style-name="T50">3</text:span></text:p>
      <text:p text:style-name="P3">LibreOffice: <text:span text:style-name="T22">7.</text:span><text:span text:style-name="T43">2.</text:span><text:span text:style-name="T52">2</text:span></text:p>
      <text:p text:style-name="P3">Thunderbird: <text:span text:style-name="T41">91.</text:span><text:span text:style-name="T57">3.0</text:span></text:p>
      <text:p text:style-name="P4"><text:span text:style-name="T17">WPS Office: </text:span><text:span text:style-name="T55">Oct 26</text:span></text:p>
      <text:p text:style-name="P3">VLC: 3.0.<text:span text:style-name="T15">1</text:span><text:span text:style-name="T38">6</text:span></text:p>
      <text:p text:style-name="P3">DVDStyler: 3.<text:span text:style-name="T38">2.</text:span><text:span text:style-name="T57">1</text:span></text:p>
      <text:p text:style-name="P3">GIMP: 2.10.<text:span text:style-name="T20">2</text:span><text:span text:style-name="T47">8</text:span></text:p>
      <text:p text:style-name="P3">OpenShot: <text:span text:style-name="T1">2.</text:span><text:span text:style-name="T43">6.</text:span><text:span text:style-name="T46">1</text:span></text:p>
      <text:p text:style-name="P5"><text:span text:style-name="T17">Audacity: </text:span><text:span text:style-name="T28">3.</text:span><text:span text:style-name="T57">1.</text:span><text:span text:style-name="T60">1</text:span></text:p>
      <text:p text:style-name="P3">Paint.net: 4.<text:span text:style-name="T48">3.</text:span><text:span text:style-name="T50">2</text:span></text:p>
      <text:p text:style-name="P3">MakeMKV: 1.1<text:span text:style-name="T32">6.</text:span><text:span text:style-name="T58">5</text:span></text:p>
      <text:p text:style-name="P6">SMPlayer: <text:span text:style-name="T11">2</text:span><text:span text:style-name="T25">1.</text:span><text:span text:style-name="T58">10</text:span><text:span text:style-name="T42">.0</text:span></text:p>
      <text:p text:style-name="P7">Kdenlive: <text:span text:style-name="T16">2</text:span><text:span text:style-name="T31">1.0</text:span><text:span text:style-name="T42">8.</text:span><text:span text:style-name="T60">3</text:span></text:p>
      <text:p text:style-name="P8">Ubuntu Server: 20.04.<text:span text:style-name="T44">3</text:span></text:p>
      <text:p text:style-name="P3">Fedora: 3<text:span text:style-name="T58">5</text:span></text:p>
      <text:p text:style-name="P9"><text:span text:style-name="T18">CloudReady </text:span><text:span text:style-name="T10">(Image)</text:span><text:span text:style-name="T18">: </text:span><text:span text:style-name="T44">92.</text:span><text:span text:style-name="T46">4.</text:span><text:span text:style-name="T53">45</text:span></text:p>
      <text:p text:style-name="P3">Linux Mint: <text:span text:style-name="T21">20.</text:span><text:span text:style-name="T40">2</text:span></text:p>
      <text:p text:style-name="P3">Ubuntu: <text:span text:style-name="T12">20.04.</text:span><text:span text:style-name="T45">3</text:span></text:p>
      <text:p text:style-name="P3">CentOS: <text:span text:style-name="T3">8</text:span><text:span text:style-name="T4">.2.2</text:span><text:span text:style-name="T5">105</text:span></text:p>
      <text:p text:style-name="P10">Kubuntu: <text:span text:style-name="T13">20.</text:span><text:span text:style-name="T27">04.</text:span><text:span text:style-name="T44">03</text:span></text:p>
      <text:p text:style-name="P11">Manjaro: 2<text:span text:style-name="T29">1.</text:span><text:span text:style-name="T44">1.</text:span><text:span text:style-name="T55">6</text:span></text:p>
      <text:p text:style-name="P12">Arch: <text:span text:style-name="T49">1</text:span><text:span text:style-name="T58">1</text:span><text:span text:style-name="T33">/1/21</text:span></text:p>
      <text:p text:style-name="P13">Debian (Stable): 1<text:span text:style-name="T42">1.</text:span><text:span text:style-name="T54">1</text:span><text:span text:style-name="T42">.0</text:span></text:p>
      <text:p text:style-name="P14">OpenSuse (Leap): 15.<text:span text:style-name="T35">3</text:span></text:p>
      <text:p text:style-name="P15">Visual Studio: 20<text:span text:style-name="T61">22</text:span></text:p>
      <text:p text:style-name="P16">FileZilla Client: 3.<text:span text:style-name="T24">5</text:span><text:span text:style-name="T54">6.</text:span><text:span text:style-name="T55">2</text:span></text:p>
      <text:p text:style-name="P17">Notepad ++: <text:span text:style-name="T36">8.</text:span><text:span text:style-name="T39">1.</text:span><text:span text:style-name="T56">9</text:span></text:p>
      <text:p text:style-name="P17">Brackets: <text:span text:style-name="T2">1.14.</text:span><text:span text:style-name="T19">2 (Windows and Mac) 1.14.1 (Linux)</text:span></text:p>
      <text:p text:style-name="P17"><text:soft-page-break/>Rufus: 3.<text:span text:style-name="T14">1</text:span><text:span text:style-name="T56">7</text:span></text:p>
      <text:p text:style-name="P18">VirtualBox: 6.<text:span text:style-name="T6">1.</text:span><text:span text:style-name="T30">2</text:span><text:span text:style-name="T56">8</text:span></text:p>
      <text:p text:style-name="P17">Sharex: <text:span text:style-name="T2">13.</text:span><text:span text:style-name="T46">6.1</text:span></text:p>
      <text:p text:style-name="P17">XDM:<text:span text:style-name="T9"> 7.2.1</text:span><text:span text:style-name="T23">1</text:span></text:p>
      <text:p text:style-name="P17">Vivaldi: <text:span text:style-name="T37">4.</text:span><text:span text:style-name="T51">3</text:span></text:p>
      <text:p text:style-name="P17">7-zip: <text:span text:style-name="T8">2</text:span><text:span text:style-name="T26">1.0</text:span><text:span text:style-name="T59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1-12T19:36:38.914863422</dc:date>
    <meta:editing-duration>P2DT1H8M37S</meta:editing-duration>
    <meta:editing-cycles>425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7" meta:character-count="621" meta:non-whitespace-character-count="568"/>
  </office:meta>
</office:document-meta>
</file>